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46004" officeooo:paragraph-rsid="0014600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a395d" officeooo:paragraph-rsid="001a395d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46004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85178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1497fd" officeooo:paragraph-rsid="001497fd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officeooo:rsid="00185178" officeooo:paragraph-rsid="001919ff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1919ff" officeooo:paragraph-rsid="001919f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1a395d" officeooo:paragraph-rsid="001a395d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46004" officeooo:paragraph-rsid="0014600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185178" officeooo:paragraph-rsid="00185178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1cff5d" officeooo:paragraph-rsid="001cff5d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a395d" officeooo:paragraph-rsid="001a395d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cff5d" officeooo:paragraph-rsid="001cff5d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46004" officeooo:paragraph-rsid="001cff5d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46004" officeooo:paragraph-rsid="00146004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d2415" officeooo:paragraph-rsid="001d2415" style:font-size-asian="18pt" style:font-size-complex="18pt"/>
    </style:style>
    <style:style style:name="T1" style:family="text">
      <style:text-properties officeooo:rsid="001497fd"/>
    </style:style>
    <style:style style:name="T2" style:family="text">
      <style:text-properties officeooo:rsid="0015074e"/>
    </style:style>
    <style:style style:name="T3" style:family="text">
      <style:text-properties officeooo:rsid="001919ff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te/location/gestion d'un parc automobile</text:p>
      <text:p text:style-name="P1"/>
      <text:p text:style-name="P1"/>
      <text:p text:style-name="P1"/>
      <text:p text:style-name="P4">Ce projet consiste à réaliser un site web où l'on pourrait rechercher une voiture selon différent critères et ensuite l'acheter ou la louer. Pour cela nous utiliserons du html,du css , du php ainsi que du javascript.</text:p>
      <text:p text:style-name="P4"/>
      <text:p text:style-name="P10">Un véhicule est identifiée par sa marque , son modèle, sa puissance , son type de carburant , sa couleur, son immatriculation, le nombre de portières et ses options.</text:p>
      <text:p text:style-name="P3"/>
      <text:p text:style-name="P6">Les véhicules peuvent être louée ou achetée par les utilisateurs du site, chaque utilisateurs est identifié par son nom, son prénom, son mail, son adresse, sa ville, sa date d'inscription.</text:p>
      <text:p text:style-name="P6"/>
      <text:p text:style-name="P6"><text:span text:style-name="T3">Les admins seront identifié par leur nom, leur prénom, leur matricule, leur rang.</text:span> <text:s/></text:p>
      <text:p text:style-name="P3"/>
      <text:p text:style-name="P3"/>
      <text:p text:style-name="P7">Le site s'articulera autour d'une base de données qui stockera les utilisateurs, les administrateur, les véhicules, l'historique des commandes.</text:p>
      <text:p text:style-name="P7"/>
      <text:p text:style-name="P2">Achat d'un véhicule :</text:p>
      <text:p text:style-name="P8"/>
      <text:p text:style-name="P8">Le site redirige l'utilisateur sur une page ou il pourra choisir le moyen de paiement et où il pourra rentrer ses coordonnées.</text:p>
      <text:p text:style-name="P8"/>
      <text:p text:style-name="P2">Location d'un véhicule :</text:p>
      <text:p text:style-name="P2"/>
      <text:p text:style-name="P11">Le site redirige l'utilisateur sur une page où il pourra choisir le forfait de sa location (kilometres ou jour), son moyen de paiement et ou il pourra rentrer ses coordonnées.</text:p>
      <text:p text:style-name="P11"/>
      <text:p text:style-name="P11"><text:span text:style-name="T4">Recherche :</text:span></text:p>
      <text:p text:style-name="P11"/>
      <text:p text:style-name="P11">Les utilisateurs pourront chercher un véhicule selon plusieurs critères : marque,modèle,carburant…</text:p>
      <text:p text:style-name="P11"/>
      <text:p text:style-name="P11"><text:span text:style-name="T4">Inscription :</text:span></text:p>
      <text:p text:style-name="P11"/>
      <text:p text:style-name="P11">Avant d'acheter ou de louer un véhicule les utilisateurs devront s'inscrire sur une page où ils rentreront leur coordonnées (email,nom,prénom…) et leur données seront ensuite chifrées</text:p>
      <text:p text:style-name="P11"/>
      <text:p text:style-name="P11"/>
      <text:p text:style-name="P13">Achats et location de particuliers à particuliers :</text:p>
      <text:p text:style-name="P13"/>
      <text:p text:style-name="P11">Les utilisateurs pourront vendre ou louer leur véhicule en donnant leur spécifications et leur prix </text:p>
      <text:p text:style-name="P2"/>
      <text:p text:style-name="P2"/>
      <text:p text:style-name="P13"><text:soft-page-break/>Réclamation :</text:p>
      <text:p text:style-name="P13"/>
      <text:p text:style-name="P11">Si les utilisateurs ont un quelconque problème avec le site ou leur véhicule ils pourront envoyer des messages aux administrateurs.</text:p>
      <text:p text:style-name="P1"/>
      <text:p text:style-name="P1"/>
      <text:p text:style-name="P16">https://github.com/Ganti7/Carmania</text:p>
      <text:p text:style-name="P1"/>
      <text:p text:style-name="P14">BESSAI Sofiane</text:p>
      <text:p text:style-name="P14">BIEMAR Alexandre</text:p>
      <text:p text:style-name="P14">FAUCONNIER Axe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52:40.545886573</meta:creation-date>
    <dc:date>2017-02-10T14:52:13.440679052</dc:date>
    <meta:editing-duration>PT59M1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285" meta:character-count="1863" meta:non-whitespace-character-count="1597"/>
  </office:meta>
</office:document-meta>
</file>